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4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style:contextual-spacing="false" fo:line-height="10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5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1fdb" officeooo:paragraph-rsid="00211fdb" style:text-blinking="false" fo:background-color="#ff0000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2e88" officeooo:paragraph-rsid="00212e88" style:text-blinking="false" fo:background-color="#ff0000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9" style:family="paragraph" style:parent-style-name="Text_20_body">
      <style:paragraph-properties fo:margin-left="2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10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style:contextual-spacing="false" fo:line-height="10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2e88" officeooo:paragraph-rsid="00212e88" style:text-blinking="false" fo:background-color="#00ff00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00"/>
    </style:style>
    <style:style style:name="P1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00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2e88" officeooo:paragraph-rsid="00212e88" style:text-blinking="false" fo:background-color="#ffff00"/>
    </style:style>
    <style:style style:name="P1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00"/>
    </style:style>
    <style:style style:name="P18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solid" style:text-line-through-type="single" style:font-name="Arial" fo:font-size="11pt" fo:font-style="normal" fo:font-weight="normal" fo:background-color="#00ff00"/>
    </style:style>
    <style:style style:name="P19" style:family="paragraph" style:parent-style-name="Text_20_body">
      <style:paragraph-properties fo:line-height="100%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background-color="#ffff00" loext:char-shading-value="0"/>
    </style:style>
    <style:style style:name="T5" style:family="text">
      <style:text-properties style:text-line-through-style="solid" style:text-line-through-type="single" officeooo:rsid="00229990"/>
    </style:style>
    <style:style style:name="T6" style:family="text">
      <style:text-properties officeooo:rsid="0022999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d436bf7-7fff-192b-a755-2a80a7b86950"/>TO IMPLEMENT:</text:p>
      <text:p text:style-name="P19"/>
      <text:list xml:id="list975829015" text:style-name="L1">
        <text:list-item>
          <text:p text:style-name="P3">Vulpoid Acceptance Event</text:p>
          <text:list>
            <text:list-item>
              <text:p text:style-name="P8">Boost options</text:p>
              <text:list>
                <text:list-item>
                  <text:p text:style-name="P8">Turn in profecto</text:p>
                </text:list-item>
                <text:list-item>
                  <text:p text:style-name="P8">Fikenhild actors</text:p>
                </text:list-item>
                <text:list-item>
                  <text:p text:style-name="P3">Mazalot, deal with Path?</text:p>
                </text:list-item>
              </text:list>
            </text:list-item>
            <text:list-item>
              <text:p text:style-name="P8">Knight hit fleet</text:p>
              <text:list>
                <text:list-item>
                  <text:p text:style-name="P8">Launch &amp; make attack</text:p>
                </text:list-item>
                <text:list-item>
                  <text:p text:style-name="P13">(More?) Dialog</text:p>
                </text:list-item>
              </text:list>
            </text:list-item>
            <text:list-item>
              <text:p text:style-name="P8">Knight bombardment</text:p>
              <text:list>
                <text:list-item>
                  <text:p text:style-name="P8">Launch &amp; make bombard (target Vulpoid production, or else most profitable colony)</text:p>
                </text:list-item>
              </text:list>
            </text:list-item>
            <text:list-item>
              <text:p text:style-name="P8">Ending interaction at Gilead</text:p>
            </text:list-item>
          </text:list>
        </text:list-item>
        <text:list-item>
          <text:p text:style-name="P3">Terraformer</text:p>
          <text:list>
            <text:list-item>
              <text:p text:style-name="P8">Air Filter Item</text:p>
              <text:list>
                <text:list-item>
                  <text:p text:style-name="P8">Remove pollution</text:p>
                </text:list-item>
                <text:list-item>
                  <text:p text:style-name="P8">Resource demand</text:p>
                </text:list-item>
                <text:list-item>
                  <text:p text:style-name="P8">Hazard if shortage</text:p>
                </text:list-item>
                <text:list-item>
                  <text:p text:style-name="P8">Install requirements</text:p>
                </text:list-item>
              </text:list>
            </text:list-item>
            <text:list-item>
              <text:p text:style-name="P13">Quest</text:p>
              <text:list>
                <text:list-item>
                  <text:p text:style-name="P13">Issuing quest</text:p>
                  <text:list>
                    <text:list-item>
                      <text:p text:style-name="P8">Requires tweak of Vulpoid Interaction, and a listener.</text:p>
                    </text:list-item>
                    <text:list-item>
                      <text:p text:style-name="P3">Separately requires Laisa bar events</text:p>
                    </text:list-item>
                  </text:list>
                </text:list-item>
                <text:list-item>
                  <text:p text:style-name="P8">Abyss system</text:p>
                  <text:list>
                    <text:list-item>
                      <text:p text:style-name="P8">Interaction dialog for giant</text:p>
                    </text:list-item>
                    <text:list-item>
                      <text:p text:style-name="P8">Interaction dialogs for moon</text:p>
                    </text:list-item>
                    <text:list-item>
                      <text:p text:style-name="P8">Proper fleet for moon</text:p>
                      <text:list>
                        <text:list-item>
                          <text:p text:style-name="P8">Heg fleet</text:p>
                          <text:list>
                            <text:list-item>
                              <text:p text:style-name="P8">High-quality anonymous officers</text:p>
                            </text:list-item>
                          </text:list>
                        </text:list-item>
                        <text:list-item>
                          <text:p text:style-name="P8">Terraformer ship</text:p>
                          <text:list>
                            <text:list-item>
                              <text:p text:style-name="P8">Hull</text:p>
                            </text:list-item>
                            <text:list-item>
                              <text:p text:style-name="P8">Stats</text:p>
                              <text:list>
                                <text:list-item>
                                  <text:p text:style-name="P8">High storage</text:p>
                                </text:list-item>
                                <text:list-item>
                                  <text:p text:style-name="P8">Respectable crew</text:p>
                                </text:list-item>
                                <text:list-item>
                                  <text:p text:style-name="P8">Fuel-hungry</text:p>
                                </text:list-item>
                              </text:list>
                            </text:list-item>
                            <text:list-item>
                              <text:p text:style-name="P8">Hullmods</text:p>
                              <text:list>
                                <text:list-item>
                                  <text:p text:style-name="P8">Surveying Equipment built-in</text:p>
                                </text:list-item>
                              </text:list>
                            </text:list-item>
                            <text:list-item>
                              <text:p text:style-name="P8">System description string.</text:p>
                            </text:list-item>
                            <text:list-item>
                              <text:p text:style-name="P8">Outfitting</text:p>
                            </text:list-item>
                            <text:list-item>
                              <text:p text:style-name="P8">Description string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Pre and post fleet interactions</text:p>
                      <text:list>
                        <text:list-item>
                          <text:p text:style-name="P8">Interaction with derelict Terraform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Talking to Vulpoids</text:p>
          <text:list>
            <text:list-item>
              <text:p text:style-name="P3">General interactions</text:p>
              <text:list>
                <text:list-item>
                  <text:p text:style-name="P13">Finish dialog interactions</text:p>
                  <text:list>
                    <text:list-item>
                      <text:p text:style-name="P13">Core worlds</text:p>
                    </text:list-item>
                    <text:list-item>
                      <text:p text:style-name="P3">Sentinel</text:p>
                    </text:list-item>
                    <text:list-item>
                      <text:p text:style-name="P3">Red planet</text:p>
                    </text:list-item>
                    <text:list-item>
                      <text:p text:style-name="P3">Limbo</text:p>
                    </text:list-item>
                    <text:list-item>
                      <text:p text:style-name="P3">Bivouac</text:p>
                    </text:list-item>
                    <text:list-item>
                      <text:p text:style-name="P3">Random worlds</text:p>
                    </text:list-item>
                    <text:list-item>
                      <text:p text:style-name="P3">Random abyss worlds</text:p>
                    </text:list-item>
                    <text:list-item>
                      <text:p text:style-name="P8"><text:soft-page-break/>Orbital Fusion Lamp</text:p>
                      <text:list>
                        <text:list-item>
                          <text:p text:style-name="P8">Generic</text:p>
                        </text:list-item>
                        <text:list-item>
                          <text:p text:style-name="P8">Bivouac Lamp</text:p>
                        </text:list-item>
                        <text:list-item>
                          <text:p text:style-name="P8">Kanta Lamp</text:p>
                        </text:list-item>
                      </text:list>
                    </text:list-item>
                  </text:list>
                </text:list-item>
                <text:list-item>
                  <text:p text:style-name="P3">Rewrite some Church-related dialogs to correspond to Vulpoid acceptance stage</text:p>
                </text:list-item>
                <text:list-item>
                  <text:p text:style-name="P3">Add Voice support</text:p>
                  <text:list>
                    <text:list-item>
                      <text:p text:style-name="P3">Consider adding some voice-based dialogs.</text:p>
                    </text:list-item>
                  </text:list>
                </text:list-item>
              </text:list>
            </text:list-item>
            <text:list-item>
              <text:p text:style-name="P3">Current Events</text:p>
              <text:list>
                <text:list-item>
                  <text:p text:style-name="P3">Literally all of this</text:p>
                </text:list-item>
              </text:list>
            </text:list-item>
            <text:list-item>
              <text:p text:style-name="P13">Add Assignment top-level option</text:p>
              <text:list>
                <text:list-item>
                  <text:p text:style-name="P17">‘<text:span text:style-name="T1">What do you think’ option to spit back generic dialogs, or some specific ones depending on their assignment. EG if officer assigned to zig, it’s creepy.</text:span></text:p>
                </text:list-item>
                <text:list-item>
                  <text:p text:style-name="P3">If officer, skill retraining button.</text:p>
                </text:list-item>
                <text:list-item>
                  <text:p text:style-name="P8">If embarked, research/discovery option? (Like a historian you can request specific things from?)</text:p>
                  <text:list>
                    <text:list-item>
                      <text:p text:style-name="P8">Terraformer quest</text:p>
                    </text:list-item>
                    <text:list-item>
                      <text:p text:style-name="P8">Vulpoid Data</text:p>
                    </text:list-item>
                    <text:list-item>
                      <text:p text:style-name="P3">Generic Hist special items</text:p>
                    </text:list-item>
                    <text:list-item>
                      <text:p text:style-name="P3">Lobster bioforge</text:p>
                    </text:list-item>
                    <text:list-item>
                      <text:p text:style-name="P3">Improvement to neutrino scanner that removes false positives?</text:p>
                    </text:list-item>
                  </text:list>
                </text:list-item>
              </text:list>
            </text:list-item>
            <text:list-item>
              <text:p text:style-name="P16"><text:span text:style-name="T2">Add </text:span><text:span text:style-name="T4">petting</text:span><text:span text:style-name="T2"> (new name?) top-level option</text:span></text:p>
              <text:list>
                <text:list-item>
                  <text:p text:style-name="P3">Actual Petting</text:p>
                  <text:list>
                    <text:list-item>
                      <text:p text:style-name="P3">Headpats: pat pat pat</text:p>
                    </text:list-item>
                    <text:list-item>
                      <text:p text:style-name="P3">Petting: Sleep on lap :)</text:p>
                    </text:list-item>
                    <text:list-item>
                      <text:p text:style-name="P3">Scritches</text:p>
                    </text:list-item>
                    <text:list-item>
                      <text:p text:style-name="P3">Tummy rubs</text:p>
                    </text:list-item>
                    <text:list-item>
                      <text:p text:style-name="P3">Etc</text:p>
                    </text:list-item>
                    <text:list-item>
                      <text:p text:style-name="P15">Games?</text:p>
                      <text:list>
                        <text:list-item>
                          <text:p text:style-name="P12">Tic-Tac-Toe!</text:p>
                        </text:list-item>
                        <text:list-item>
                          <text:p text:style-name="P7"><text:span text:style-name="T3">Chess?</text:span> (No, bad programmer! Do not get fixated on making a chess game! <text:span text:style-name="T5">Even if it would be fitting for Profectos</text:span>)</text:p>
                        </text:list-item>
                      </text:list>
                    </text:list-item>
                  </text:list>
                </text:list-item>
                <text:list-item>
                  <text:p text:style-name="P13">Gifts</text:p>
                  <text:list>
                    <text:list-item>
                      <text:p text:style-name="P3">Meals</text:p>
                      <text:list>
                        <text:list-item>
                          <text:p text:style-name="P3">Classy</text:p>
                        </text:list-item>
                        <text:list-item>
                          <text:p text:style-name="P3">Luddic</text:p>
                        </text:list-item>
                        <text:list-item>
                          <text:p text:style-name="P3">Lobster</text:p>
                        </text:list-item>
                        <text:list-item>
                          <text:p text:style-name="P3">Mangonut</text:p>
                        </text:list-item>
                        <text:list-item>
                          <text:p text:style-name="P3">Lavish</text:p>
                        </text:list-item>
                        <text:list-item>
                          <text:p text:style-name="P3">Cannibal?</text:p>
                        </text:list-item>
                      </text:list>
                    </text:list-item>
                    <text:list-item>
                      <text:p text:style-name="P13">Items</text:p>
                      <text:list>
                        <text:list-item>
                          <text:p text:style-name="P8">Alpha Core</text:p>
                        </text:list-item>
                        <text:list-item>
                          <text:p text:style-name="P8">Lobster</text:p>
                        </text:list-item>
                        <text:list-item>
                          <text:p text:style-name="P3">Ship</text:p>
                        </text:list-item>
                        <text:list-item>
                          <text:p text:style-name="P3">Commodities</text:p>
                          <text:list>
                            <text:list-item>
                              <text:p text:style-name="P3">Supplies (renovation)</text:p>
                            </text:list-item>
                            <text:list-item>
                              <text:p text:style-name="P3">Fuel?</text:p>
                            </text:list-item>
                            <text:list-item>
                              <text:p text:style-name="P3">Crew?</text:p>
                            </text:list-item>
                            <text:list-item>
                              <text:p text:style-name="P3">Marines?</text:p>
                            </text:list-item>
                            <text:list-item>
                              <text:p text:style-name="P3">Machinery?</text:p>
                            </text:list-item>
                            <text:list-item>
                              <text:p text:style-name="P3">Luxury Goods</text:p>
                            </text:list-item>
                            <text:list-item>
                              <text:p text:style-name="P3">Heavy Armaments</text:p>
                            </text:list-item>
                            <text:list-item>
                              <text:p text:style-name="P3">Recreational Drugs</text:p>
                            </text:list-item>
                            <text:list-item>
                              <text:p text:style-name="P3">Harvested Organs?</text:p>
                            </text:list-item>
                            <text:list-item>
                              <text:p text:style-name="P3"><text:soft-page-break/>Domestic Goods</text:p>
                            </text:list-item>
                            <text:list-item>
                              <text:p text:style-name="P3">Transplutonics</text:p>
                            </text:list-item>
                            <text:list-item>
                              <text:p text:style-name="P3">Volatiles?</text:p>
                            </text:list-item>
                            <text:list-item>
                              <text:p text:style-name="P3">Organics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Other Dialogs</text:p>
              <text:list>
                <text:list-item>
                  <text:p text:style-name="P6">Luddic Shrines</text:p>
                </text:list-item>
              </text:list>
            </text:list-item>
          </text:list>
        </text:list-item>
        <text:list-item>
          <text:p text:style-name="P8">Player faction</text:p>
          <text:list>
            <text:list-item>
              <text:p text:style-name="P8">Add flags</text:p>
            </text:list-item>
            <text:list-item>
              <text:p text:style-name="P8">Workforces</text:p>
              <text:list>
                <text:list-item>
                  <text:p text:style-name="P8">Fluffy Stars</text:p>
                  <text:list>
                    <text:list-item>
                      <text:p text:style-name="P8">Vulpoids have become a major part of media and culture at [planet_name]. Their adorable faces can be seen in cinema, theaters, music industry, fashion, ads and so on and so on...</text:p>
                    </text:list-item>
                  </text:list>
                </text:list-item>
              </text:list>
            </text:list-item>
          </text:list>
        </text:list-item>
      </text:list>
      <text:p text:style-name="P9">Local corporations and individuals are exploiting this opportunity and boost consumerism to the pre-collapse levels...</text:p>
      <text:p text:style-name="P9">+15 accessibility</text:p>
      <text:p text:style-name="P9">+10 income</text:p>
      <text:p text:style-name="P9">+1 luxury, drugs and consumer goods upkeep</text:p>
      <text:list xml:id="list342507992" text:style-name="L2">
        <text:list-item>
          <text:p text:style-name="P10">Passionate Farmers</text:p>
          <text:list>
            <text:list-item>
              <text:p text:style-name="P10">You can rival the food production of old Venera when you have power of machinery and millions of tirelessly working paws.</text:p>
            </text:list-item>
            <text:list-item>
              <text:p text:style-name="P10">+2 Farming output</text:p>
            </text:list-item>
          </text:list>
        </text:list-item>
      </text:list>
      <text:list xml:id="list3364063856" text:style-name="L3">
        <text:list-item>
          <text:p text:style-name="P4">Bar events</text:p>
          <text:list>
            <text:list-item>
              <text:p text:style-name="P5">Laisa wander event (ref. to Embarked options for add’l stuff)</text:p>
            </text:list-item>
            <text:list-item>
              <text:p text:style-name="P11">Bar interaction dialogs for other factions (folded into specific Vulpoid Acceptance actions)</text:p>
            </text:list-item>
          </text:list>
        </text:list-item>
        <text:list-item>
          <text:p text:style-name="P5">Backend</text:p>
          <text:list>
            <text:list-item>
              <text:p text:style-name="P14">Vulpoid Chat ability</text:p>
              <text:list>
                <text:list-item>
                  <text:p text:style-name="P11">Rewrite to use the dialog opening method for StrandedInDeepSpace</text:p>
                </text:list-item>
                <text:list-item>
                  <text:p text:style-name="P11">Add a method (memory flag? Hidden intel item?) to signal if a Vulpoid wants to chat, and if so, reroute the call straight to them rather than the main list. (Reworked - just highlights, but reroutes their dialog)</text:p>
                  <text:list>
                    <text:list-item>
                      <text:p text:style-name="P11">Use for initial Laisa interrogation</text:p>
                    </text:list-item>
                    <text:list-item>
                      <text:p text:style-name="P18">Use for issuing Terraformer quest</text:p>
                    </text:list-item>
                    <text:list-item>
                      <text:p text:style-name="P11">Use for any Embarked project results</text:p>
                    </text:list-item>
                    <text:list-item>
                      <text:p text:style-name="P5">Consider integrating this into the Vulpoid Plugin, so that the checks can all happen in one plac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Sounds</text:p>
          <text:list>
            <text:list-item>
              <text:p text:style-name="P5">Profecto</text:p>
            </text:list-item>
            <text:list-item>
              <text:p text:style-name="P5">Regular</text:p>
            </text:list-item>
          </text:list>
        </text:list-item>
        <text:list-item>
          <text:p text:style-name="P5">Biofactory</text:p>
          <text:list>
            <text:list-item>
              <text:p text:style-name="P5">Make it give ‘Idyllic workforce’ if it’s on a terran world with an air filter, mangonut tree, and size &gt;=6 vulpoid population at 1:1.</text:p>
            </text:list-item>
          </text:list>
        </text:list-item>
        <text:list-item>
          <text:p text:style-name="P5">More names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3T21:16:07.782000000</meta:creation-date>
    <dc:date>2024-05-04T14:23:59.210000000</dc:date>
    <meta:editing-duration>PT16H47M40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136" meta:word-count="677" meta:character-count="3706" meta:non-whitespace-character-count="3296"/>
  </office:meta>
</office:document-meta>
</file>